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Helvetica Neue', Helvetica,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029f7" officeooo:paragraph-rsid="001029f7"/>
    </style:style>
    <style:style style:name="P2" style:family="paragraph" style:parent-style-name="Standard">
      <style:text-properties style:font-name="Arial" officeooo:rsid="001029f7" officeooo:paragraph-rsid="001542e5"/>
    </style:style>
    <style:style style:name="P3" style:family="paragraph" style:parent-style-name="Standard">
      <style:text-properties style:font-name="Arial" officeooo:rsid="001029f7" officeooo:paragraph-rsid="0017c28e"/>
    </style:style>
    <style:style style:name="P4" style:family="paragraph" style:parent-style-name="Standard">
      <style:text-properties style:font-name="Arial" officeooo:rsid="001029f7" officeooo:paragraph-rsid="00253d04"/>
    </style:style>
    <style:style style:name="P5" style:family="paragraph" style:parent-style-name="Standard">
      <style:text-properties style:font-name="Arial" officeooo:rsid="001b5b1f" officeooo:paragraph-rsid="001b5b1f"/>
    </style:style>
    <style:style style:name="P6" style:family="paragraph" style:parent-style-name="Standard">
      <style:text-properties style:font-name="Arial" officeooo:rsid="001b5b1f" officeooo:paragraph-rsid="00253d04"/>
    </style:style>
    <style:style style:name="P7" style:family="paragraph" style:parent-style-name="Standard">
      <style:text-properties style:font-name="Arial" officeooo:rsid="001ba9a2" officeooo:paragraph-rsid="001ba9a2"/>
    </style:style>
    <style:style style:name="P8" style:family="paragraph" style:parent-style-name="Standard">
      <style:text-properties style:font-name="Arial" officeooo:rsid="0013b613" officeooo:paragraph-rsid="001542e5"/>
    </style:style>
    <style:style style:name="P9" style:family="paragraph" style:parent-style-name="Standard">
      <style:paragraph-properties fo:break-before="page"/>
      <style:text-properties style:font-name="Arial" officeooo:rsid="001029f7" officeooo:paragraph-rsid="001029f7"/>
    </style:style>
    <style:style style:name="P10" style:family="paragraph" style:parent-style-name="Standard">
      <style:text-properties style:font-name="Arial" officeooo:rsid="001b5b1f" officeooo:paragraph-rsid="001b5b1f"/>
    </style:style>
    <style:style style:name="P11" style:family="paragraph" style:parent-style-name="Standard">
      <style:text-properties style:font-name="Arial" officeooo:rsid="002806fb" officeooo:paragraph-rsid="002806fb"/>
    </style:style>
    <style:style style:name="P12" style:family="paragraph" style:parent-style-name="Standard">
      <style:text-properties style:font-name="Arial" officeooo:rsid="001029f7" officeooo:paragraph-rsid="0017c28e"/>
    </style:style>
    <style:style style:name="P13" style:family="paragraph" style:parent-style-name="Standard">
      <style:text-properties style:font-name="Arial" officeooo:rsid="001029f7" officeooo:paragraph-rsid="001029f7"/>
    </style:style>
    <style:style style:name="P14" style:family="paragraph" style:parent-style-name="Standard">
      <style:text-properties style:font-name="Arial" officeooo:rsid="001029f7" officeooo:paragraph-rsid="0028ee02"/>
    </style:style>
    <style:style style:name="P15" style:family="paragraph" style:parent-style-name="Standard">
      <style:text-properties style:font-name="Arial" officeooo:rsid="001029f7" officeooo:paragraph-rsid="002a861f"/>
    </style:style>
    <style:style style:name="P16" style:family="paragraph" style:parent-style-name="Standard">
      <style:text-properties style:font-name="Arial" officeooo:rsid="002a861f" officeooo:paragraph-rsid="002a861f"/>
    </style:style>
    <style:style style:name="P17" style:family="paragraph" style:parent-style-name="Standard">
      <style:text-properties style:font-name="Arial" officeooo:rsid="002b5db4" officeooo:paragraph-rsid="002b5db4"/>
    </style:style>
    <style:style style:name="P18" style:family="paragraph" style:parent-style-name="Standard">
      <style:text-properties style:font-name="Arial" officeooo:rsid="001ba9a2" officeooo:paragraph-rsid="001efa70"/>
    </style:style>
    <style:style style:name="T1" style:family="text">
      <style:text-properties officeooo:rsid="00106e61"/>
    </style:style>
    <style:style style:name="T2" style:family="text">
      <style:text-properties officeooo:rsid="0013290b"/>
    </style:style>
    <style:style style:name="T3" style:family="text">
      <style:text-properties officeooo:rsid="00137dfe"/>
    </style:style>
    <style:style style:name="T4" style:family="text">
      <style:text-properties officeooo:rsid="001542e5"/>
    </style:style>
    <style:style style:name="T5" style:family="text">
      <style:text-properties officeooo:rsid="0015fdcd"/>
    </style:style>
    <style:style style:name="T6" style:family="text">
      <style:text-properties officeooo:rsid="0017c28e"/>
    </style:style>
    <style:style style:name="T7" style:family="text">
      <style:text-properties officeooo:rsid="00197c91"/>
    </style:style>
    <style:style style:name="T8" style:family="text">
      <style:text-properties officeooo:rsid="001b5b1f"/>
    </style:style>
    <style:style style:name="T9" style:family="text">
      <style:text-properties officeooo:rsid="001ba9a2"/>
    </style:style>
    <style:style style:name="T10" style:family="text">
      <style:text-properties fo:font-variant="normal" fo:text-transform="none" fo:color="#444444" style:font-name="Verdana" fo:font-size="9.75pt" fo:letter-spacing="normal" fo:font-style="italic" fo:font-weight="normal"/>
    </style:style>
    <style:style style:name="T11" style:family="text">
      <style:text-properties officeooo:rsid="001efa70"/>
    </style:style>
    <style:style style:name="T12" style:family="text">
      <style:text-properties officeooo:rsid="00238ef1"/>
    </style:style>
    <style:style style:name="T13" style:family="text">
      <style:text-properties officeooo:rsid="00253d04"/>
    </style:style>
    <style:style style:name="T14" style:family="text">
      <style:text-properties officeooo:rsid="0028c67a"/>
    </style:style>
    <style:style style:name="T15" style:family="text">
      <style:text-properties officeooo:rsid="0028ee02"/>
    </style:style>
    <style:style style:name="T16" style:family="text">
      <style:text-properties officeooo:rsid="002a861f"/>
    </style:style>
    <style:style style:name="T17" style:family="text">
      <style:text-properties officeooo:rsid="002b5db4"/>
    </style:style>
    <style:style style:name="T18" style:family="text">
      <style:text-properties officeooo:rsid="002db148"/>
    </style:style>
    <style:style style:name="T19" style:family="text">
      <style:text-properties officeooo:rsid="002ec5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iplomsko delo</text:p>
      <text:p text:style-name="P1">Aktivno varovanje elektronskih naprav pred prenapetostjo zaradi udara strele</text:p>
      <text:p text:style-name="P1"/>
      <text:p text:style-name="P1"/>
      <text:p text:style-name="P1">Priimek in ime: Golob Uroš<text:tab/><text:tab/><text:tab/><text:tab/>Vpisna številka: 93578256</text:p>
      <text:p text:style-name="P1">Naslov stalnega bivališča: <text:s text:c="6"/><text:tab/><text:tab/><text:tab/> <text:s text:c="10"/>Telef. številka: 031494355</text:p>
      <text:p text:style-name="P1">Žabjek 8, 8212 Velika Loka<text:tab/><text:tab/> <text:s text:c="10"/><text:tab/>Davčna številka: 37207776</text:p>
      <text:p text:style-name="P1"/>
      <text:p text:style-name="P1"/>
      <text:p text:style-name="P9"/>
      <text:p text:style-name="P9"/>
      <text:p text:style-name="P1">Diplomsko delo</text:p>
      <text:p text:style-name="P1">Aktivno varovanje elektronskih naprav pred prenapetostjo zaradi udara strele</text:p>
      <text:p text:style-name="P1"/>
      <text:p text:style-name="P1"/>
      <text:p text:style-name="P1">Priimek in ime: Golob Uroš<text:tab/><text:tab/><text:tab/><text:tab/><text:tab/>Vpisna številka: 93578256</text:p>
      <text:p text:style-name="P1">Naslov stalnega bivališča: <text:s text:c="17"/>Telef. številka: 031494355</text:p>
      <text:p text:style-name="P1">Žabjek 8, 8212 Velika Loka<text:tab/><text:tab/> <text:s text:c="10"/><text:tab/>Davčna številka: 37207776</text:p>
      <text:p text:style-name="P1"/>
      <text:p text:style-name="P1"/>
      <text:p text:style-name="P9">sklep</text:p>
      <text:p text:style-name="P9">zahval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povzetek</text:p>
      <text:p text:style-name="P9">povzetek <text:span text:style-name="T3">v angleščini</text:span></text:p>
      <text:p text:style-name="P9"/>
      <text:p text:style-name="P1">vsebina</text:p>
      <text:p text:style-name="P1"/>
      <text:p text:style-name="P1">Uvod </text:p>
      <text:p text:style-name="P1">Predstavitev problema </text:p>
      <text:p text:style-name="P1">Predstavitev obstoječih sistemov varovanja </text:p>
      <text:p text:style-name="P1">Izbira arhitekture in razvojnega okolja </text:p>
      <text:p text:style-name="P1">Načrtovanje vgrajenega računalniškega sistema </text:p>
      <text:p text:style-name="P1">Načrtovanje in izdelava vgrajene programske opreme </text:p>
      <text:p text:style-name="P1">Preizkušanje </text:p>
      <text:p text:style-name="P1">Sklep</text:p>
      <text:p text:style-name="P1">Viri</text:p>
      <text:p text:style-name="P1"/>
      <text:p text:style-name="P9">kazalo slik</text:p>
      <text:p text:style-name="P9">kratice</text:p>
      <text:p text:style-name="P1"/>
      <text:p text:style-name="P9"/>
      <text:p text:style-name="P9"/>
      <text:p text:style-name="P1"/>
      <text:p text:style-name="P1">Uvod</text:p>
      <text:p text:style-name="P1">todo:ko bo vse drugo končano v uvod napiši kar manjka drugje bolj ali manj bistvo zakaj naprimer <text:span text:style-name="T2">želimo imeti </text:span>varovanja naprav proti elekričnem udaru, <text:span text:style-name="T2">naprimer</text:span></text:p>
      <text:p text:style-name="P1">da se zmanjša evaste ali pa še kak drug pomemben razlog za to napravo</text:p>
      <text:p text:style-name="P1"/>
      <text:p text:style-name="P9"/>
      <text:p text:style-name="P1">Predstavitev problema </text:p>
      <text:p text:style-name="P4">Vreme je kaoti<text:span text:style-name="T6">č</text:span>ni sistem, ki se ga kljub <text:span text:style-name="T3">desetletjem</text:span> raziskav težko natančno napove. Še <text:span text:style-name="T3">težje</text:span> pa se je pravilno na njih odzvati na način, da odvrnemo vsako nepotrebno <text:span text:style-name="T6">š</text:span>kodo <text:span text:style-name="T3">na bodisi na premičninah ali nepremičninah</text:span>. En izmed najbolj <text:span text:style-name="T3">nepredvidljivih</text:span> in škodnih pojavov je nevihta, ki jo zelo pogosto spremlja strela. <text:span text:style-name="T5">Iz teoretičnega vidika pravzaprav niti še ni celoti pojasnjena, na primer kroglična strela krogla žareče plazme, ki lebdi nad ozemljenimi prevodniki kmalu po udarcu kake druge vrste strel. Ena izmed manj raziskanih je še verižna strela, to je strela, ki se razbije v bisere, ki potem tvorijo verigo. Ostale pojave pa poznamo bolje. Poznamo pa še redke razelektritve visoko v atmosferi 50-90km tam nastajajo vile in škrate, ponavadi v rdeči barvi. Še redkejše pa so pojavitve modrih brizgov. V zgornjih slojih atmosfere pa občasno nastajajo tudi izviri gama in x žarkov, najverjetneje kadar je poleg neviht v oblakih prisotna močna sončna dejavnost v obliki sončnih izbruhov ali neviht. Najpogostejša in najbolj raziskana pa je viličasta strela, ki nastane v oblakih in jo spremljata blisk in grom. </text:span></text:p>
      <text:p text:style-name="P2"/>
      <text:p text:style-name="P3">Oblaki se tvorijo tako, da se vodni hlapi kondenzirajo na pršne delca, ki so lahko pozitivno ali negativno nabiti, skupaj tvorita dežno kapljico. Zemljina površina je ponavadi negativno nabita, a med nevihto se površina nabije pozitivno. </text:p>
      <text:p text:style-name="P3">Med padanjem kapljice skozi oblak se le ta polarizira tako, da se zgornja stran kapljice nabije negativno predvsem zato ker se spodnja nabije pozitivno ker jo privlači <text:span text:style-name="T8">naboj</text:span> zemlje. </text:p>
      <text:p text:style-name="P3">Ker je v ozračju veliko prašnih delcev tako pozitivnih kot negativnih. Negativne od teh privlači pozitivno nabita spodnja stran kapljic, a ker kapljica pada zračni tok prisili negativne prašne delce na zgorn<text:span text:style-name="T7">j</text:span>o stran kapljice so le te ob izhodu iz oblaka v celoti negativno nabite. Ravno tako je zato spodnji del oblaka negativno nabit, termodinamika pa dvigne pozitivno nabite delce na vrh oblakov. </text:p>
      <text:p text:style-name="P3">TODO: priloži sliko ki to ponazarja</text:p>
      <text:p text:style-name="P3"/>
      <text:p text:style-name="P3"><text:span text:style-name="T15">P</text:span>reizkus William<text:span text:style-name="T9">a</text:span> Thomson<text:span text:style-name="T9">a</text:span> (Lord Kelvin) z njegovim kapljalnikom, ki potrjuje polariziranost vodnih kapljic. <text:span text:style-name="T9">Saj z preprostim kapljanjem vode skozi iz dveh virov mimo križno povezani 4 elektrod lahko generira zadosten električni naboj, da povzroči električni preboj ali preprosteje rečeno iskro. <text:s/></text:span></text:p>
      <text:p text:style-name="P3">TODO: Priloži sliko </text:p>
      <text:p text:style-name="P3"/>
      <text:p text:style-name="P3">Raziskave so pokazale, da so nevihtni oblaki v vi<text:span text:style-name="T7">š</text:span>ini nad 6 -7 km pozitivno nabiti spodnja stran nevihtnih oblakov na vi<text:span text:style-name="T7">š</text:span>ini 3-4 km pa negativno, hkrati se površje zemlje nabije pozitivno. Strela nastane ko elektri<text:span text:style-name="T7">č</text:span>na polja med dnom oblaka in povr<text:span text:style-name="T7">š</text:span>jem zemlje dose<text:span text:style-name="T7">ž</text:span>e med 20 <text:span text:style-name="T4">MV</text:span> in 100 <text:span text:style-name="T4">MV</text:span>, razlika v naboju povzro<text:span text:style-name="T7">č</text:span>i ionizacijo zraka le ta pa omogo<text:span text:style-name="T7">č</text:span>i <text:span text:style-name="T8">električni</text:span> preboj, ki se manifestira v blisku, <text:span text:style-name="T13">več kilometrska iskra </text:span>jakosti med 1<text:span text:style-name="T8">kA</text:span> do 20<text:span text:style-name="T4">0 kA</text:span>. </text:p>
      <text:p text:style-name="P3"/>
      <text:p text:style-name="P3">TODO:Priloži sliko oblaka in kaplic medtem ko se električno nabijajo</text:p>
      <text:p text:style-name="P3"/>
      <text:p text:style-name="P3"/>
      <text:p text:style-name="P8">Grom je posledica eksplozivno hitrega širjenja zraka, ki je posledica visokih temperatur, ki lahko presegajo nekaj 1000°C. Zvok po zraku potuje približno km/3s ali natančneje 343.2m/s. Zato lahko po blisku štejemo do groma in delimo z 3 da dobimo približno oceno oddaljenosti nevihte. <text:s text:c="3"/></text:p>
      <text:p text:style-name="P2"/>
      <text:p text:style-name="P6">Začetnemu blisku velikokrat sledijo sekundarni, saj je naboj v oblakih velik, pot <text:span text:style-name="T12">po že</text:span> ionizirane<text:span text:style-name="T12">m</text:span> zrak<text:span text:style-name="T12">u</text:span> pa predstavlja manjšo upornost, tako lahko prvemu udaru sledi tudi do <text:soft-page-break/>40 <text:span text:style-name="T12">kasnejših</text:span>. <text:span text:style-name="T12">P</text:span>onovitveni udari so hitri saj se lahko manifestirajo v pičlih v nekaj milisekundah. <text:s/>Začetni udar pa potrebuje tudi do 100ms, tvorba stopničastega vodnika <text:span text:style-name="T13">pri viličasti streli</text:span> traja 10ms, povratni udarec <text:span text:style-name="T12">iz zemlje proti oblaku </text:span>pa le 200us. <text:span text:style-name="T12">Pri udaru strele se tla negativno nabijejo, saj naboj iz dna oblaka preide na zemljo. </text:span></text:p>
      <text:p text:style-name="P5"/>
      <text:p text:style-name="P11">Težave nastanejo ko elektromagnetni udar strele udari našo infrastrukturo, saj infrastruktura ni zgrajena za take motnje. <text:span text:style-name="T14">Na primer</text:span> povprečna napeljava v stanovanju znaša <text:span text:style-name="T14">je tolerantna do 16A</text:span>, če to primerjamo z strelo ni praktično nič. <text:span text:style-name="T14">Ravno ti visoki tokovi pa ne predstavljajo problema le napeljavi omrežja ampak tudi napravam, ki so priključene na omrežje.</text:span></text:p>
      <text:p text:style-name="P5"/>
      <text:p text:style-name="P9"/>
      <text:p text:style-name="P1">Predstavitev obstoječih sistemov varovanj</text:p>
      <text:p text:style-name="P1"/>
      <text:p text:style-name="P1"/>
      <text:p text:style-name="P15">En izmed najbolj znanih poizkusov <text:span text:style-name="T16">atmosferske razelektritev</text:span> je <text:span text:style-name="T15">izvedel</text:span> Benjamin Franklin z njegovim zmajem z <text:span text:style-name="T16">žico in </text:span>ključem. <text:span text:style-name="T15">Njegove raziskave so prinesle spoznanja, da6 je mogoče atmosferske razelektritve speljati po vodnikih, kar nam je kasneje prineslo strelovode. </text:span></text:p>
      <text:p text:style-name="P15"><text:span text:style-name="T16">Strelevod deluje tako, predstavlja streli najbližjo in najmanj uporno pot do tal. V fiziki vse strmi k temu, da bi bilo v najnižji možni stabilni energiji. Zato nabit nevihtni oblak strmi k temu da se razelektri, najbližjo pot do tega pa mu predstavlja strelovod, zato bo streha objekta po katerem je strelovod speljan vsaj do neke mere varen pred strelo. </text:span></text:p>
      <text:p text:style-name="P15"/>
      <text:p text:style-name="P14">TODO:Priloži sliko <text:span text:style-name="T16">strelovoda</text:span></text:p>
      <text:p text:style-name="P1"/>
      <text:p text:style-name="P16">Kljub temu <text:span text:style-name="T17">da smo po strelovodu uspeli odvesti direkten udar strele okoli objekta v tla, s</text:span>e lahko v električnih vodniki<text:span text:style-name="T17">h</text:span> v okolici inducira napetost, <text:span text:style-name="T17">Torej škoda lahko nastane </text:span>tudi če ne pride do direktnega udara v vodnik. <text:span text:style-name="T17">Take škode se lahko delnoma zaščitimo z uporabo </text:span>protinapetostne zašite. <text:span text:style-name="T17">P</text:span>oznamo tri nivoje protinapetostnih zaščit, <text:span text:style-name="T17">l</text:span>e te se ponavadi ločijo po jakosti toka, ki ga uspejo odvesti;</text:p>
      <text:p text:style-name="P16">-<text:span text:style-name="T17">1.stopnja je namenjena odvajanju toka strele. Montiranje le te je pripororčljivo pri vhodu dovodnega vodnika v objekt. Ta stopnja je lahko izdelana z iskriščem, z plinskim odvodnikom</text:span></text:p>
      <text:p text:style-name="P17">-2.stopnja je namenjena zaščiti naprav pred tokovnim valom katerega razlog so lahko stikalne manipulacije ali pa oddaljeni viri strel. <text:s/>Montaže te stopnje je priporočljiva v etažni razdelilni omarici.</text:p>
      <text:p text:style-name="P17">-3.stopnja naj bi zaščitile porabnika pred induciranimi prenapetostmi, zato naj bi se jih namestilo čim bliže napravi, ki jo želimo zaščititi. Lahko vsebujejo visokofrekvenčni filter za zaščito pred višjeharm<text:span text:style-name="T18">o</text:span>nskimi komponentami<text:span text:style-name="T18">(torej nad 50hz)</text:span>. </text:p>
      <text:p text:style-name="P17"/>
      <text:p text:style-name="P1"/>
      <text:p text:style-name="P1">opiši delovanje in sestavo protinapetostnih zaščit</text:p>
      <text:p text:style-name="P1">opiši delovanje sparkgapa-<text:span text:style-name="T17">iskrišče, plinski odvodnik, odvodnik z varistorjem</text:span></text:p>
      <text:p text:style-name="P1">opiši mov, znr, fuse,...</text:p>
      <text:p text:style-name="P1"/>
      <text:p text:style-name="P9"/>
      <text:p text:style-name="P1">Izbira arhitekture in razvojnega okolja </text:p>
      <text:p text:style-name="P1">po predlogu mentorja sem se odlocil da uporabim svoja znanja iz programiranja mikrokontrolerjev za izdelavo naprave, ki bi zaznala prihajajoco nevihto ter reagirala na to tako da bi manipulirala relejno stikalo, ter na ta nacin zascitilo elektronske naprave proti skodljivim vplivom elekticnega udara, ki ga povzroči udar strele. </text:p>
      <text:p text:style-name="P1">Za zaznavo nevihte naj bi uporabil integrirano vezje as3935 proizvajalca ams. le ta uporablja lc paralelno zanko za resonancno anteno za zaznavo elektromagnetnega valovanja v frekvencnem pasu 33khz okoli sentralne frekvence 500khz. Pravilno kalibriran senzor naj bi v obtimalnih pogoji moral biti sposoben zaznati razelektritev v obliki strele v območju od 1km do 40km ter poročati z razdaljo 14 korakih v tem območju. </text:p>
      <text:p text:style-name="P1">Ravno tako naj bi integrirano vezje znalo ločiti atmosferske razelektritve od tistih, ki izvirajo iz človeško ustvarjenih tehnoloških virov, ter na take motnje opozoriti.</text:p>
      <text:p text:style-name="P1">AS3935 obsega različne podmodule, le te je mogoče manipulirati z internimi registri dostop do njih pa imamo preko serijskih vodili i2c ter spi. Tekom razvoja in izvedbe projekta sem uporabil obe vodili. Omejitve so bile le, da ne smemo uporabiti osnovne frekvence 500khz ker bi le ta zmotila interni prepoznavni algoritem za zaznavo strele, ter da ne smemo preseči 2mhz. </text:p>
      <text:p text:style-name="P1"/>
      <text:p text:style-name="P1">Za izvedbo naprave, ki jo je potrebno vsaj do neke mere konfigurirati je ponavadi potrebno narediti uporabniški vmesnik, </text:p>
      <text:p text:style-name="P1">kar najverjetneje obsega najmanj zaslon in tipke za nastavljanje različnih možnih nastavitev naprave. </text:p>
      <text:p text:style-name="P1">Le ti dodatki pa dodajo k kompleksnosti proizvodnega procesa ter k ceni naprave. </text:p>
      <text:p text:style-name="P1">Odločil sem se, da bom poskusil načrtovati ter izdelati prototip naprave z čim manj nepotrebnimi stroški, </text:p>
      <text:p text:style-name="P1">zato se je izkazalo, da je idealna konfiguracija strojne opreme taka da omogoča nastavitev naprave preko spletnega uporabniškega vmesnika.</text:p>
      <text:p text:style-name="P1"/>
      <text:p text:style-name="P1">Za tako odločitev je najbolj botrovalo dejstvo, da je v preteklem letu prišel na trg sistem na čipu ESP8266ex proizvajalca Espressif Systems. </text:p>
      <text:p text:style-name="P1">Ker je omenjen mikrokontroler je relativno nov so razvojna orodja zanj v zgodnjih fazah razvoja. </text:p>
      <text:p text:style-name="P1">Zaradi mladosti mikrokontrolerja mogoče ni ravno najboljša izbira za kritične sisteme, a ker se podporna programska oprema aktivno razvija je kjub vsemu še vedno zanimiv saj se stanje lahko le izboljša. <text:s/></text:p>
      <text:p text:style-name="P1"><text:s text:c="2"/></text:p>
      <text:p text:style-name="P1">Na začetku sem se lotil razvoja z NodeMcu ki temelji na eLua projektu. Lua je bila nova zame, zato sem se moral na začetku naučiti osnovnih principov programiranja v njej. Ker je močno spominjala na bash ter python nisem imel problemov z obvladovanjem novega jezika. A kaj hitro se je izkazalo da je NodeMcu ni ravno najbolj stabilna platforma in ne dovoljuje obtimalno uporabo sredstev, ki jih soc ponuja, zato sem bil prisiljen uporabiti alternativne metode.</text:p>
      <text:p text:style-name="P1"/>
      <text:p text:style-name="P1">nekaj mesecev pred pricetkom razvoja projekta za diplomsko delo je na trg prislo integrirano vezje esp8266. Njegove zmoznosti obsegajo nekaj vhodno izhodnih "pinov" ter sposobnost "wlan komunikacije" (todo napiši pravilen protokol) kar je potebno za izvedbo cena delujocega modula pa zavedljivo nizka v primerjavi z ostalimi podobnimi resitvami. </text:p>
      <text:p text:style-name="P1"/>
      <text:p text:style-name="P1">Sprva se je esp8266 integrirano vezje uporabljalo le za omogocanje brezicne povezljivosti drugim mikrokrmilnikom z uporabo at ukazov... Kasneje pa je na hackadaym pricurljala novica, da je mozno pisati lastno programsko opremo z uporabo sdk. Omejitveni faktor pri <text:soft-page-break/>uspešnosti pa je bila nepopolna in mnogokrat nedestopna dokumentacija, ter vsesplošno pomanjkanje <text:span text:style-name="T19">kakršnih</text:span> koli podatkov o samih registrih in informaciji kako jih uporabljati. </text:p>
      <text:p text:style-name="P1"/>
      <text:p text:style-name="P1">Odprtokodna skupnost je kot vedno skupila skupaj in ustvarila nove platforme, ki omogovajo uporabo esp8266 modulov z<text:span text:style-name="T19">a </text:span>samostojne naprave. Ena izmed prvih je bil micropython, a <text:s/>žal ni nikoli pri<text:span text:style-name="T19">šel</text:span> do popolno delojo<text:span text:style-name="T19">č</text:span>ega prototipa, ki bi mi lahko omogo<text:span text:style-name="T19">č</text:span>ala izv<text:span text:style-name="T19">e</text:span>dbo projekta. </text:p>
      <text:p text:style-name="P1">Bolj ali manj <text:span text:style-name="T19">hkrati</text:span> je nastal malce ve<text:span text:style-name="T19">č</text:span>ji projekt nodemcu, ki uporablja programski jezik lua ali bolje receno elua, ki je bila razvita za arm cortex m3 ali ve<text:span text:style-name="T19">č</text:span>je mikrokontrolerje. </text:p>
      <text:p text:style-name="P1"/>
      <text:p text:style-name="P9"/>
      <text:p text:style-name="P1">Načrtovanje in izdelava vgrajene programske opreme </text:p>
      <text:p text:style-name="P1"/>
      <text:p text:style-name="P1">Po predlogu mentorja sem uporabil nodemcu za prve prototipe, uporabil sem i2c protokol za komunikacijo z as3935, hkrati pa sem še omogočal konfiguracijo razdalje ter časa z uporabo spletne strani. A takoj ko sem skušal dodati še kako funcijonalnost sem prišel do zelo nadležnega dejstva, da mi je zmanjkalo pomnilnika. Ravno tako sem prišel do dejstva da je celoten sistem ni bil stabilen saj se je večkrat zaradi napakk znotrej nodemcu sam od sebe resetiral. </text:p>
      <text:p text:style-name="P1"/>
      <text:p text:style-name="P1">V času ko sem se trudil uporabiti lua je proizvajalec esp8266 espressif pospešil razvoj sdk ter odpravil veliko ključnih hroščov. To me je prepričalo, da sem fokus preusmeril na nativno programiranje z sdk. Sprva sem rako kot pri nodemcu uporabljal i2c ter sproti generiral spletno stran in jo preko tcp povezav pošiljal iz esp8266 k uporabniku ki je potem lahko z kliki na povezave določal parametre kako naj se sistem obnaša. Ampak ker esp8266 ne podpira strojne i2c kominikacije so bili rezultati zelo podobni kot pri nodemcu, saj je bila komunikacija blocking in je posledično sistemski čuvaj (watchdog) resetiral sistem še predno bi bila zgenerirana in poslana celotna spletna stran. </text:p>
      <text:p text:style-name="P1"/>
      <text:p text:style-name="P1">todo: vstavi sliko <text:span text:style-name="T1">prve </text:span>spletne strani</text:p>
      <text:p text:style-name="P1"><text:s/></text:p>
      <text:p text:style-name="P1">K sreči so se istočasno po svetu pojavili različni odprtokodni projekti, ki so vsak po svoje reševali podobne probleme kot tisti z katerimi sem se srečeval. Posledično sem jih uporabil in se rešil nekaterih bremen v razvoju. Med prvimi je nastal esphttpd projekt, ki se je kasneje preoblikoval v samostojno knjižnico libesphttpd, ki omogoča objavo spletnih strani na esp8266, razvijalca so celo zaposlili na espressif. </text:p>
      <text:p text:style-name="P1">Podobno sem kasneje na githubu našel spi knjižnico, ki mi je olajšala komunikacijo z as3935. Saj so do sedanji primeri uporabe hspi bili namenjeni le pisanju(lcd zaslon) ne pa tudi branju. </text:p>
      <text:p text:style-name="P1"/>
      <text:p text:style-name="P1">Ker dosednji prototipi niso pokazali pravega napredka sem se odlocil da se projekta lottim bolj modularno z uporabo knjižnice libesphttpd ter omenjenega hspi gonilnika. Problemov sem se lotil tudi bolj sistematično kot v dosedanjih prototipih in veliko hitreje razvil programsko kodo za napravo z uporabo hspi vodila. Protokolni gonilnik za as3935 je za jedro uporabil strukturo unij, ki so kot prvo mapirale naslove za branje in pisanje po registrih as3935. Drug del unij pa je mapiral dejanske logične vrednosti z uporabo bitnih polj, ki jih vrednosti v registrih ponazarjale. Tako sem lahko veliko lažje dostopal in interpretiral vrednosti iz as3935. Brez zamudnega kodiranja bitnih operacij z bitnimi maskami ter makriji za interpretacijo informacij iz registrov. </text:p>
      <text:p text:style-name="P1"/>
      <text:p text:style-name="P1">po nazoru primera uporabe esphttpd sem izdelal novo spletno stran z vsemimi moznostmi ki naj bi lih na napravi spreminjal koncni uporabnik. sistematicno sem razvil nov protokolni gonilnik za as3935 ki je uporabil kodo iz prejsnjega prototipa, a uporabil podatkovno strukturo unij ki so ponazarjale informacije iz as3935 potem sem se lotil razvoja funkcij ki so delovale kot glue logika med gumbi na <text:s/>spletni strani in informacijami iz as3935. te funkcine so morale zaznati kater ukaz je uporabnik kliknil ter posodobiti informacije na spletni strani glede na stanje naprave senzorja neviht na njej.</text:p>
      <text:p text:style-name="P1"/>
      <text:p text:style-name="P1">ves cas sem moral gledati na to da se vsaka funkcija izvede hitro saj v času razvoja programske opreme esp-sdk še ni omogočal začasnega izklopa watchdoga. Ob posodobitvi sdk je bilo to mogoce. Kar mi je omogočalo razvoj kompleksnejsih funkcij. </text:p>
      <text:p text:style-name="P1"/>
      <text:p text:style-name="P1"><text:soft-page-break/>Med časom razvoja sem si pomagal z orodjem git, ki mi je omogočalo pregledovati spremembe v dokumentih. A na žalost mi je nekje v sredini razvoja odpovedal domači server, zato sem se odločil da nadaljujem z storitijo github. </text:p>
      <text:p text:style-name="P1"/>
      <text:p text:style-name="P1"/>
      <text:p text:style-name="P9"/>
      <text:p text:style-name="P1">Preizkušanje </text:p>
      <text:p text:style-name="P1"/>
      <text:p text:style-name="P1"/>
      <text:p text:style-name="P9"/>
      <text:p text:style-name="P1">sklep</text:p>
      <text:p text:style-name="P1"/>
      <text:p text:style-name="P9"/>
      <text:p text:style-name="P1">viri</text:p>
      <text:p text:style-name="P7"><text:span text:style-name="T10">Jure Zupan, kvarkadabra.net - številka 1, oktober 1999 </text:span><text:a xlink:type="simple" xlink:href="http://www.kvarkadabra.net/o-streli" text:style-name="Internet_20_link" text:visited-style-name="Visited_20_Internet_20_Link">http://www.kvarkadabra.net/o-streli</text:a></text:p>
      <text:p text:style-name="P18"><text:span text:style-name="T11">Aljaž Špelko, Ljubljana, 2015, ulfe, </text:span><text:a xlink:type="simple" xlink:href="http://lrf.fe.uni-lj.si/e_rio/seminarji/Seminar15.pdf" text:style-name="Internet_20_link" text:visited-style-name="Visited_20_Internet_20_Link">http://lrf.fe.uni-lj.si/e_rio/seminarji/Seminar15.pdf</text:a></text:p>
      <text:p text:style-name="P17">protinapetostne zaščite http://www.hermi.si/prenapetostna-zascita-sistemov-napajanja-do-1000v</text:p>
      <text:p text:style-name="P9">izjava istovrednosti</text:p>
      <text:p text:style-name="P9">izjava o avtorstvu</text:p>
      <text:p text:style-name="P9">izjava o ustreznos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Helvetica Neue', Helvetica, Arial, sans-serif"/>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roš Golob</meta:initial-creator>
    <meta:creation-date>2015-07-26T15:49:03.226544461</meta:creation-date>
    <dc:date>2015-07-31T14:59:34.368076798</dc:date>
    <dc:creator>Uroš Golob</dc:creator>
    <meta:editing-duration>P1DT4M59S</meta:editing-duration>
    <meta:editing-cycles>11</meta:editing-cycles>
    <meta:generator>LibreOffice/4.4.2.2$Linux_X86_64 LibreOffice_project/40m0$Build-2</meta:generator>
    <meta:document-statistic meta:table-count="0" meta:image-count="0" meta:object-count="0" meta:page-count="25" meta:paragraph-count="92" meta:word-count="2243" meta:character-count="15010" meta:non-whitespace-character-count="12731"/>
  </office:meta>
</office:document-meta>
</file>